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<text:span text:style-name="T1">NET is an application framework and C# is a programming language based on this framework. The .NET is a class librarywhich run on the Common Language Runtime /CLR/ which compiles the code to an Intermediate Language for the specific user's architecture. <text:s/>Every language that run on CLR and share a common typing standard can use it: C#, VB.NET, C++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M20S</meta:editing-duration>
    <meta:editing-cycles>6</meta:editing-cycles>
    <meta:generator>OpenOffice.org/3.3$Win32 OpenOffice.org_project/330m20$Build-9567</meta:generator>
    <dc:date>2015-01-11T18:59:52.66</dc:date>
    <dc:creator>Stoyan Kostov</dc:creator>
    <meta:document-statistic meta:table-count="0" meta:image-count="0" meta:object-count="0" meta:page-count="1" meta:paragraph-count="1" meta:word-count="59" meta:character-count="351"/>
    <meta:user-defined meta:name="Info 1"/>
    <meta:user-defined meta:name="Info 2"/>
    <meta:user-defined meta:name="Info 3"/>
    <meta:user-defined meta:name="Info 4"/>
  </office:meta>
</office:document-meta>
</file>